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2.4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30.956cm" svg:height="9.8cm" svg:x="18.602cm" svg:y="0cm">
            <draw:object draw:notify-on-update-of-ranges="Hoja1.A1:Hoja1.A1 Hoja1.A2:Hoja1.A20 Hoja1.B1:Hoja1.B1 Hoja1.B2:Hoja1.B20 Hoja1.A1:Hoja1.A1 Hoja1.A2:Hoja1.A20 Hoja1.C1:Hoja1.C1 Hoja1.C2:Hoja1.C20 Hoja1.A1:Hoja1.A1 Hoja1.A2:Hoja1.A20 Hoja1.D1:Hoja1.D1 Hoja1.D2:Hoja1.D20 Hoja1.A1:Hoja1.A1 Hoja1.A2:Hoja1.A20 Hoja1.E1:Hoja1.E1 Hoja1.E2:Hoja1.E20 Hoja1.A1:Hoja1.A1 Hoja1.A2:Hoja1.A20 Hoja1.F1:Hoja1.F1 Hoja1.F2:Hoja1.F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sn60pb40</text:p>
          </table:table-cell>
          <table:table-cell table:style-name="ce1" office:value-type="string" calcext:value-type="string">
            <text:p>sn63pb37</text:p>
          </table:table-cell>
          <table:table-cell table:style-name="ce1" office:value-type="string" calcext:value-type="string">
            <text:p>sn42bi576ag04</text:p>
          </table:table-cell>
          <table:table-cell table:style-name="ce1" office:value-type="string" calcext:value-type="string">
            <text:p>sn965ag30cu05</text:p>
          </table:table-cell>
          <table:table-cell table:style-name="ce1" office:value-type="string" calcext:value-type="string">
            <text:p>Sn60Pb40*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360" calcext:value-type="float">
            <text:p>360</text:p>
          </table:table-cell>
          <table:table-cell table:number-columns-repeated="5"/>
        </table:table-row>
        <table:table-row table:style-name="ro2"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 table:number-rows-repeated="6">
          <table:table-cell table:style-name="ce2" table:number-columns-repeated="2"/>
          <table:table-cell table:number-columns-repeated="4"/>
        </table:table-row>
        <table:table-row table:style-name="ro2">
          <table:table-cell table:style-name="ce2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5T09:19:04.102341507</meta:creation-date>
    <dc:date>2025-04-05T10:15:13.946201826</dc:date>
    <meta:editing-duration>PT20M10S</meta:editing-duration>
    <meta:editing-cycles>1</meta:editing-cycles>
    <meta:document-statistic meta:table-count="1" meta:cell-count="66" meta:object-count="1"/>
    <meta:generator>LibreOffice/25.2.1.2$Linux_X86_64 LibreOffice_project/5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957cm" svg:height="9.801cm" xlink:href=".." xlink:type="simple" chart:class="chart:scatter" chart:style-name="ch1">
        <chart:legend chart:legend-position="end" svg:x="27.165cm" svg:y="3.605cm" style:legend-expansion="high" chart:style-name="ch2"/>
        <chart:plot-area chart:style-name="ch3" svg:x="0.619cm" svg:y="0.196cm" svg:width="25.927cm" svg:height="9.409cm">
          <chart:coordinate-region svg:x="1.444cm" svg:y="0.395cm" svg:width="24.813cm" svg:height="8.5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20" chart:label-cell-address="Hoja1.B1:Hoja1.B1" chart:class="chart:scatter">
            <chart:domain table:cell-range-address="Hoja1.A2:Hoja1.A20"/>
            <chart:data-point chart:repeated="19"/>
          </chart:series>
          <chart:series chart:style-name="ch8" chart:values-cell-range-address="Hoja1.C2:Hoja1.C20" chart:label-cell-address="Hoja1.C1:Hoja1.C1" chart:class="chart:scatter">
            <chart:data-point chart:repeated="19"/>
          </chart:series>
          <chart:series chart:style-name="ch9" chart:values-cell-range-address="Hoja1.D2:Hoja1.D20" chart:label-cell-address="Hoja1.D1:Hoja1.D1" chart:class="chart:scatter">
            <chart:data-point chart:repeated="19"/>
          </chart:series>
          <chart:series chart:style-name="ch10" chart:values-cell-range-address="Hoja1.E2:Hoja1.E20" chart:label-cell-address="Hoja1.E1:Hoja1.E1" chart:class="chart:scatter">
            <chart:data-point chart:repeated="19"/>
          </chart:series>
          <chart:series chart:style-name="ch11" chart:values-cell-range-address="Hoja1.F2:Hoja1.F20" chart:label-cell-address="Hoja1.F1:Hoja1.F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n60pb40</text:p>
                <draw:g>
                  <svg:desc>Hoja1.B1:Hoja1.B1</svg:desc>
                </draw:g>
              </table:table-cell>
              <table:table-cell office:value-type="string">
                <text:p>sn63pb37</text:p>
                <draw:g>
                  <svg:desc>Hoja1.C1:Hoja1.C1</svg:desc>
                </draw:g>
              </table:table-cell>
              <table:table-cell office:value-type="string">
                <text:p>sn42bi576ag04</text:p>
                <draw:g>
                  <svg:desc>Hoja1.D1:Hoja1.D1</svg:desc>
                </draw:g>
              </table:table-cell>
              <table:table-cell office:value-type="string">
                <text:p>sn965ag30cu05</text:p>
                <draw:g>
                  <svg:desc>Hoja1.E1:Hoja1.E1</svg:desc>
                </draw:g>
              </table:table-cell>
              <table:table-cell office:value-type="string">
                <text:p>Sn60Pb40*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2:Hoja1.A20</svg:desc>
                </draw:g>
              </table:table-cell>
              <table:table-cell office:value-type="float" office:value="30">
                <text:p>30</text:p>
                <draw:g>
                  <svg:desc>Hoja1.B2:Hoja1.B20</svg:desc>
                </draw:g>
              </table:table-cell>
              <table:table-cell office:value-type="float" office:value="30">
                <text:p>30</text:p>
                <draw:g>
                  <svg:desc>Hoja1.C2:Hoja1.C20</svg:desc>
                </draw:g>
              </table:table-cell>
              <table:table-cell office:value-type="float" office:value="30">
                <text:p>30</text:p>
                <draw:g>
                  <svg:desc>Hoja1.D2:Hoja1.D20</svg:desc>
                </draw:g>
              </table:table-cell>
              <table:table-cell office:value-type="float" office:value="30">
                <text:p>30</text:p>
                <draw:g>
                  <svg:desc>Hoja1.E2:Hoja1.E20</svg:desc>
                </draw:g>
              </table:table-cell>
              <table:table-cell office:value-type="float" office:value="30">
                <text:p>30</text:p>
                <draw:g>
                  <svg:desc>Hoja1.F2:Hoja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90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138">
                <text:p>138</text:p>
              </table:table-cell>
              <table:table-cell office:value-type="float" office:value="217">
                <text:p>2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  <table:table-cell office:value-type="float" office:value="183">
                <text:p>183</text:p>
              </table:table-cell>
              <table:table-cell office:value-type="float" office:value="165">
                <text:p>165</text:p>
              </table:table-cell>
              <table:table-cell office:value-type="float" office:value="249">
                <text:p>24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0">
                <text:p>27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